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9cf87" officeooo:paragraph-rsid="0009cf87"/>
    </style:style>
    <style:style style:name="P2" style:family="paragraph" style:parent-style-name="Standard">
      <style:text-properties officeooo:paragraph-rsid="0009cf87"/>
    </style:style>
    <style:style style:name="P3" style:family="paragraph" style:parent-style-name="Text_20_body">
      <style:paragraph-properties fo:padding="0.049cm" fo:border="0.06pt solid #d9d9e3"/>
      <style:text-properties officeooo:paragraph-rsid="0009cf87"/>
    </style:style>
    <style:style style:name="P4" style:family="paragraph" style:parent-style-name="Text_20_body">
      <style:text-properties officeooo:paragraph-rsid="0009cf87"/>
    </style:style>
    <style:style style:name="T1" style:family="text">
      <style:text-properties officeooo:rsid="0009cf8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/ Pour indiquer à un utilisateur quel profil il a sur son ordinateur sous Windows, suivez ces étapes :</text:p>
      <text:p text:style-name="P3">a. Cliquez sur le bouton "Démarrer" (icône Windows) .</text:p>
      <text:p text:style-name="P3">b. Cliquez sur l'icône de votre compte utilisateur, généralement située en haut du menu Démarrer.</text:p>
      <text:p text:style-name="P3"><text:span text:style-name="T1">c</text:span>. Le nom du profil actuellement utilisé s'affiche en haut du menu, par exemple, "Utilisateur" ou le nom de l'utilisateur.</text:p>
      <text:p text:style-name="P2"><text:span text:style-name="T1">2/ Si une fenêtre de droit apparaît, c’est que le logiciel nécessite les permissions d’administrateur . L’administrateur est la personne qui gère les autorisations et les paramètres de l’ordinateur. Si l’utilisateur n’est pas admin, il devra contacter l’admin.</text:span></text:p>
      <text:p text:style-name="P2"/>
      <text:p text:style-name="P2"/>
      <text:p text:style-name="P2">3/ Pour voir le nombre de CPU(s) présents sous Windows 10, suivez ces étapes :</text:p>
      <text:p text:style-name="P2"/>
      <text:p text:style-name="P2"><text:span text:style-name="T1">a. Cliquez sur le bouton droit de la souris sur le bouton « Démarrer »</text:span></text:p>
      <text:p text:style-name="P1">b. Sélectionnez « Gestionnaire de tâches » dans le menu contextuel.</text:p>
      <text:p text:style-name="P1">c. Dans le Gestionnaire des tâches, cliquez sur l’onglet « Performances »</text:p>
      <text:p text:style-name="P2"><text:span text:style-name="T1">d. Sous «CPU», vous verrez le nombre de coeurs physiques et logiques de votre processeur.</text:span></text:p>
      <text:p text:style-name="P2"/>
      <text:p text:style-name="P4"><text:span text:style-name="T1">4/ </text:span>Ralentissement de l'ordinateur, car il doit constamment accéder au disque dur pour compenser le manque de mémoire vive.</text:p>
      <text:p text:style-name="P4"><text:tab/>Plantages fréquents du logiciel ou de l'ordinateur, car il peut ne pas avoir suffisamment de mémoire pour gérer les opérations en cours.</text:p>
      <text:p text:style-name="P4"><text:tab/>Performances médiocres, avec une utilisation élevée du processeur.</text:p>
      <text:p text:style-name="P4">Ajouter de la RAM améliorera la performance globale de l'ordinateur et permettra au logiciel de fonctionner de manière plus fluide.</text:p>
      <text:p text:style-name="P2"/>
      <text:p text:style-name="P1">5/ Pas connecté au réseau.</text:p>
      <text:p text:style-name="P1"/>
      <text:p text:style-name="P1">6/ - être admin &amp; avoir assez d’espace de stockage</text:p>
      <text:p text:style-name="P2"><text:span text:style-name="T1">- Ce PC → Propriétés → Paramètres système avancé → Propriétés système (section performances – onglet « avancé  ») → Mémoire virtuelle, modifier : décocher « Gérer automatiquement la taille du fichier d’échange ». Sélectionner le lecteur puis cocher « taille personnalisée ». Entrer la taille, puis cliquer sur « définir »</text:span></text:p>
      <text:p text:style-name="P2"/>
      <text:p text:style-name="P2"><text:span text:style-name="T1">7/ Empêche le système de démarrer normalement, les maj du bios sont des opérations sensibles et interrompre son processus peut endommager le bios et rendre l’ordinateur inopérant.</text:span></text:p>
      <text:p text:style-name="P2">→ <text:span text:style-name="T1">Ne pas essayer de redémarrer </text:span></text:p>
      <text:p text:style-name="P2">→ <text:span text:style-name="T1">Rechercher une méthode de recup du bios</text:span></text:p>
      <text:p text:style-name="P2">→ <text:span text:style-name="T1">Contacter le support technique</text:span></text:p>
      <text:p text:style-name="P2">→ <text:span text:style-name="T1">Remplacer la puce bios</text:span></text:p>
      <text:p text:style-name="P2"/>
      <text:p text:style-name="P1">11/ windows + r : cmd «netstat -an »</text:p>
      <text:p text:style-name="P1">12/ IP de type 169.254… = ordinateur n’a pas obtenu une adresse ip valide à partir d’un serveur DHCP.</text:p>
      <text:p text:style-name="P1">13/ Problèmes DNS / Pare-feu / routeur / FAI / Matériel si Ethernet</text:p>
      <text:p text:style-name="P1">14/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07:44:39.954000000</meta:creation-date>
    <dc:date>2023-10-19T11:01:26.241000000</dc:date>
    <meta:editing-duration>PT3H16M47S</meta:editing-duration>
    <meta:editing-cycles>1</meta:editing-cycles>
    <meta:document-statistic meta:table-count="0" meta:image-count="0" meta:object-count="0" meta:page-count="1" meta:paragraph-count="26" meta:word-count="397" meta:character-count="2381" meta:non-whitespace-character-count="2004"/>
    <meta:generator>LibreOffice/7.5.0.3$Windows_X86_64 LibreOffice_project/c21113d003cd3efa8c53188764377a8272d9d6de</meta:generator>
  </office:meta>
</office:document-meta>
</file>